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F753864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14.7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6cm" fo:min-width="12.046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63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custom-shape draw:style-name="gr1" draw:text-style-name="P1" draw:layer="controls" svg:width="15.2cm" svg:height="2.8cm" svg:x="6.5cm" svg:y="10.7cm">
          <text:p/>
          <draw:enhanced-geometry svg:viewBox="0 0 21600 21600" draw:type="rectangle" draw:enhanced-path="M 0 0 L 21600 0 21600 21600 0 21600 0 0 Z N"/>
        </draw:custom-shape>
        <draw:frame draw:style-name="gr2" draw:layer="controls" svg:width="12.546cm" svg:height="0.886cm" svg:x="9.5cm" svg:y="9.714cm">
          <draw:text-box>
            <text:p>❶切り取る部分をドラッグして選択します</text:p>
          </draw:text-box>
        </draw:frame>
        <draw:custom-shape draw:style-name="gr3" draw:text-style-name="P1" xml:id="id2" draw:id="id2" draw:layer="controls" svg:width="0.7cm" svg:height="0.7cm" svg:x="8.8cm" svg:y="1.6cm">
          <text:p/>
          <draw:enhanced-geometry svg:viewBox="0 0 21600 21600" draw:type="rectangle" draw:enhanced-path="M 0 0 L 21600 0 21600 21600 0 21600 0 0 Z N"/>
        </draw:custom-shape>
        <draw:frame draw:style-name="gr4" xml:id="id1" draw:id="id1" draw:layer="controls" svg:width="10.348cm" svg:height="1.113cm" svg:x="10.152cm" svg:y="4.1cm">
          <draw:text-box>
            <text:p>❷[切り取り]ボタンをクリックします</text:p>
          </draw:text-box>
        </draw:frame>
        <draw:connector draw:style-name="gr5" draw:text-style-name="P1" draw:layer="controls" svg:x1="10.152cm" svg:y1="4.656cm" svg:x2="9.15cm" svg:y2="2.3cm" draw:start-shape="id1" draw:start-glue-point="3" draw:end-shape="id2" svg:d="M10152 4656h-1002v-2356" svg:viewBox="0 0 1003 2357">
          <text:p/>
        </draw:connector>
        <draw:frame draw:style-name="gr6" draw:text-style-name="P1" draw:layer="layout" svg:width="27.092cm" svg:height="20.319cm" svg:x="0.454cm" svg:y="0.341cm">
          <draw:image xlink:href="Pictures/100002010000040000000300F75386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2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9:45:48.312924911</meta:creation-date>
    <meta:editing-duration>PT5H10M25S</meta:editing-duration>
    <meta:editing-cycles>5</meta:editing-cycles>
    <meta:generator>LibreOffice/4.3.3.2$Linux_X86_64 LibreOffice_project/430m0$Build-2</meta:generator>
    <dc:title>screenshot-template</dc:title>
    <meta:initial-creator>NOGATA Jun</meta:initial-creator>
    <dc:date>2014-11-21T01:02:03.831094598</dc:date>
    <dc:creator>NOGATA Jun</dc:creator>
    <meta:document-statistic meta:object-count="6"/>
    <meta:template xlink:type="simple" xlink:actuate="onRequest" xlink:title="screenshot-template" xlink:href="../../../../.config/libreoffice/4/user/template/screenshot-template.otg" meta:date="2014-11-20T19:45:48.185560501"/>
  </office:meta>
</office:document-meta>
</file>